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title">
      <style:graphic-properties fo:min-height="12.685cm"/>
    </style:style>
    <style:style style:name="pr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language="pt" fo:country="BR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3" style:family="paragraph">
      <style:paragraph-properties fo:margin-left="0.254cm" fo:margin-right="0.254cm" fo:margin-top="0cm" fo:margin-bottom="0cm" fo:text-align="center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18" style:family="text">
      <style:text-properties fo:language="pt" fo:country="BR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6pt" fo:language="pt" fo:country="BR" style:font-size-asian="26pt" style:font-size-complex="26pt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style:font-name="Courier" fo:font-size="26pt" fo:language="pt" fo:country="BR" style:font-size-asian="26pt" style:font-size-complex="26pt"/>
    </style:style>
    <style:style style:name="T23" style:family="text">
      <style:text-properties fo:color="#000000" style:font-name="Courier 10 Pitch" fo:font-size="20pt" fo:language="pt" fo:country="BR" style:font-size-asian="20pt" style:font-size-complex="20pt"/>
    </style:style>
    <style:style style:name="T24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line draw:style-name="gr4" draw:text-style-name="P9" xml:id="id12" draw:id="id12" draw:layer="layout" svg:x1="20.841cm" svg:y1="17.554cm" svg:x2="20.429cm" svg:y2="15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701cm" svg:y="14.0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1.342cm" svg:y="14.0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12.685cm" svg:x="1.4cm" svg:y="3.448cm" presentation:class="title" presentation:user-transformed="true">
          <draw:text-box>
            <text:p><text:span text:style-name="T17">Teste</text:span><text:span text:style-name="T17"><text:line-break/></text:span><text:span text:style-name="T17"><text:line-break/></text:span><text:span text:style-name="T17">Próxima Sexta 24/05</text:span><text:line-break/><text:line-break/>Árvores e Expressões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8">Expressões</text:span></text:p>
          </draw:text-box>
        </draw:frame>
        <draw:frame presentation:style-name="pr4" draw:text-style-name="P11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7" text:id="id27"><text:span text:style-name="T19">Criar um iterpretador para uma linguagem simples</text:span></text:p>
                <text:list>
                  <text:list-item>
                    <text:p xml:id="id28" text:id="id28"><text:span text:style-name="T20">expressões</text:span></text:p>
                    <text:list>
                      <text:list-item>
                        <text:p xml:id="id29" text:id="id29"><text:span text:style-name="T21">constantes, variáveis, aritméticas</text:span></text:p>
                      </text:list-item>
                    </text:list>
                  </text:list-item>
                  <text:list-item>
                    <text:p xml:id="id30" text:id="id30"><text:span text:style-name="T20">comandos</text:span></text:p>
                    <text:list>
                      <text:list-item>
                        <text:p xml:id="id31" text:id="id31"><text:span text:style-name="T21">atribuição, sequência, condicional, while</text:span></text:p>
                      </text:list-item>
                    </text:list>
                  </text:list-item>
                  <text:list-item>
                    <text:p xml:id="id33" text:id="id33"><text:span text:style-name="T20">o resultado do programa é o conteúdo da variável </text:span><text:span text:style-name="T22">ret</text:span></text:p>
                  </text:list-item>
                  <text:list-item>
                    <text:p xml:id="id35" text:id="id35"><text:span text:style-name="T20">variáveis indefinidas avaliam para 0</text:span></text:p>
                  </text:list-item>
                </text:list>
              </text:list-item>
            </text:list>
          </draw:text-box>
        </draw:frame>
        <draw:frame presentation:style-name="pr9" draw:text-style-name="P12" xml:id="id32" draw:id="id32" draw:layer="layout" svg:width="16.471cm" svg:height="4.416cm" svg:x="0.88cm" svg:y="15.997cm">
          <draw:text-box>
            <text:p text:style-name="P5"><text:span text:style-name="T23">(Seq</text:span></text:p>
            <text:p text:style-name="P5"><text:span text:style-name="T23"><text:s text:c="4"/></text:span><text:span text:style-name="T23">(Attr "x" (Add (Num 11) (Num 9)))</text:span></text:p>
            <text:p text:style-name="P5"><text:span text:style-name="T23"><text:s text:c="4"/></text:span><text:span text:style-name="T23">(If (Var "x")</text:span></text:p>
            <text:p text:style-name="P5"><text:span text:style-name="T23"><text:s text:c="8"/></text:span><text:span text:style-name="T23">(Attr "ret" (Var "x"))</text:span></text:p>
            <text:p text:style-name="P5"><text:span text:style-name="T23"><text:s text:c="8"/></text:span><text:span text:style-name="T23">(Attr "ret" (Num 100))))</text:span></text:p>
          </draw:text-box>
        </draw:frame>
        <draw:frame presentation:style-name="pr9" draw:text-style-name="P14" xml:id="id34" draw:id="id34" draw:layer="layout" svg:width="4.118cm" svg:height="4.416cm" svg:x="21.181cm" svg:y="15.997cm">
          <draw:text-box>
            <text:p text:style-name="P13"><text:span text:style-name="T24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40</meta:editing-cycles>
    <meta:editing-duration>P54DT19H28M17S</meta:editing-duration>
    <meta:initial-creator>chico </meta:initial-creator>
    <dc:date>2019-05-23T16:21:11.941088068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